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I take it everyone is present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Then, without further ado, we will hereby
commence training in Jakla forest here in
the Midlands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As I stated before we set out, Jakla forest
is located directly north of Jinbū Village,
where we are now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This forest is a demon habitat, and a
regular source of distress to this village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And so, our objective as the Self-Defense
Union is not only to perform drills, but
to battle and repel the demons!”</text:p>
          </table:table-cell>
          <table:table-cell table:number-columns-repeated="1020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 does that mean the more demons we drive
back, the better?</text:p>
          </table:table-cell>
          <table:table-cell table:number-columns-repeated="1020"/>
        </table:table-row>
        <table:table-row>
          <table:table-cell table:style-name="ce0" office:value-type="string">
            <text:p>自治警団員
「無論だ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Without a doubt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However, when all is said and done, our foes
are still demons. I won't tolerate having a
rookie like you getting reckless!”</text:p>
          </table:table-cell>
          <table:table-cell table:number-columns-repeated="1020"/>
        </table:table-row>
        <table:table-row>
          <table:table-cell table:style-name="ce0" office:value-type="string">
            <text:p>わ・・・分かりました。</text:p>
          </table:table-cell>
          <table:table-cell table:style-name="ce0" office:value-type="string">
            <text:p>623#22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U... Understood.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Now, I want all of you in pairs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はい！」</text:p>
          </table:table-cell>
          <table:table-cell table:style-name="ce0"/>
          <table:table-cell table:style-name="ce0"/>
          <table:table-cell table:style-name="ce0" office:value-type="string">
            <text:p>Self-Defense Union Members
“Yes, sir!”</text:p>
          </table:table-cell>
          <table:table-cell table:number-columns-repeated="1020"/>
        </table:table-row>
        <table:table-row>
          <table:table-cell table:style-name="ce0" office:value-type="string">
            <text:p>はい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s, sir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